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YUCRA NINA ALEX AMILC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YUCRA NINA ALEX AMILCA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YUCRA NINA ALEX AMILCA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ONZALES QUISPE, NOEMI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7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7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4583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1:33:2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